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">
      <style:table-properties style:width="5.8903in" fo:margin-top="0in" fo:margin-bottom="0.2in" style:page-number="auto" table:align="center" style:writing-mode="lr-tb"/>
    </style:style>
    <style:style style:name="Таблица3.A" style:family="table-column">
      <style:table-column-properties style:column-width="1.9326in"/>
    </style:style>
    <style:style style:name="Таблица3.B" style:family="table-column">
      <style:table-column-properties style:column-width="3.9576in"/>
    </style:style>
    <style:style style:name="Таблица3.A1" style:family="table-cell">
      <style:table-cell-properties fo:padding="0.0382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5861in"/>
    </style:style>
    <style:style style:name="Таблица1.B" style:family="table-column">
      <style:table-column-properties style:column-width="0.9576in"/>
    </style:style>
    <style:style style:name="Таблица1.C" style:family="table-column">
      <style:table-column-properties style:column-width="1.746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8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style:font-size-asian="12pt" style:font-size-complex="12pt"/>
    </style:style>
    <style:style style:name="P1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1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17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18" style:family="paragraph" style:parent-style-name="Standard_20__28_WW_29_">
      <style:paragraph-properties fo:text-align="center" style:justify-single-word="false"/>
    </style:style>
    <style:style style:name="P19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25" style:family="paragraph" style:parent-style-name="Standard"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0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35" style:family="paragraph" style:parent-style-name="Standard_20__28_WW_29_">
      <style:paragraph-properties fo:margin-top="0.1in" fo:margin-bottom="0.1in" fo:line-height="100%"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6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Arial" fo:font-size="16pt" fo:language="en" fo:country="US" fo:font-weight="bold" style:font-size-asian="16pt" style:font-weight-asian="bold" style:font-name-complex="Arial" style:font-size-complex="16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Arial1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font-name-asian="Arial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19" style:family="text">
      <style:text-properties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Date of calibration:</text:p>
          </table:table-cell>
          <table:table-cell table:style-name="Таблица3.A1" office:value-type="string">
            <text:p text:style-name="P29">19.02.2026</text:p>
          </table:table-cell>
        </table:table-row>
        <table:table-row>
          <table:table-cell table:style-name="Таблица3.A1" office:value-type="string">
            <text:p text:style-name="P28">Type:</text:p>
          </table:table-cell>
          <table:table-cell table:style-name="Таблица3.A1" office:value-type="string">
            <text:p text:style-name="P29">X-ray radiation dosimeter AT1103M</text:p>
          </table:table-cell>
        </table:table-row>
        <table:table-row>
          <table:table-cell table:style-name="Таблица3.A1" office:value-type="string">
            <text:p text:style-name="P27"><text:span text:style-name="T5">S</text:span>/<text:span text:style-name="T5">N</text:span>:</text:p>
          </table:table-cell>
          <table:table-cell table:style-name="Таблица3.A1" office:value-type="string">
            <text:p text:style-name="P25">0<text:span text:style-name="T9">00</text:span></text:p>
          </table:table-cell>
        </table:table-row>
        <table:table-row>
          <table:table-cell table:style-name="Таблица3.A1" office:value-type="string">
            <text:p text:style-name="P26">Measurement limits:</text:p>
          </table:table-cell>
          <table:table-cell table:style-name="Таблица3.A1" office:value-type="string">
            <text:p text:style-name="P25"><text:span text:style-name="T19">X</text:span>: 50 nSv/h – 100 µSv/h</text:p>
          </table:table-cell>
        </table:table-row>
        <table:table-row>
          <table:table-cell table:style-name="Таблица3.A1" office:value-type="string">
            <text:p text:style-name="P26">Measurement error:</text:p>
          </table:table-cell>
          <table:table-cell table:style-name="Таблица3.A1" office:value-type="string">
            <text:p text:style-name="P24">±15%</text:p>
          </table:table-cell>
        </table:table-row>
      </table:table>
      <text:p text:style-name="P6"/>
      <text:p text:style-name="P3">Operating conditions:</text:p>
      <text:p text:style-name="P13"><text:span text:style-name="T10">- </text:span><text:span text:style-name="T6">Air temperature<text:tab/></text:span><text:span text:style-name="T11"><text:tab/><text:tab/><text:tab/>+</text:span><text:span text:style-name="T6">19.0</text:span><text:span text:style-name="T11"> °</text:span><text:span text:style-name="T6">C</text:span></text:p>
      <text:p text:style-name="P13"><text:span text:style-name="T10">- </text:span><text:span text:style-name="T6">Atmospheric pressure<text:tab/><text:tab/><text:tab/>98,5 kPa</text:span></text:p>
      <text:p text:style-name="P13"><text:span text:style-name="T10">- </text:span><text:span text:style-name="T6">Relative humidity<text:tab/><text:tab/><text:tab/>72.0 %</text:span></text:p>
      <text:p text:style-name="P14"><text:span text:style-name="T9">- </text:span>Gamma radiation background<text:tab/><text:tab/>98.0 <text:s/>nSv/h</text:p>
      <text:p text:style-name="P9"><text:span text:style-name="Знак_20_примечания"><text:span text:style-name="T12"/></text:span></text:p>
      <text:p text:style-name="P9"><text:span text:style-name="Знак_20_примечания"><text:span text:style-name="T13">Calibration means</text:span></text:span><text:span text:style-name="Знак_20_примечания"><text:span text:style-name="T15">:</text:span></text:span><text:span text:style-name="Знак_20_примечания"><text:span text:style-name="T14"> </text:span></text:span></text:p>
      <text:p text:style-name="P16"><text:span text:style-name="Знак_20_примечания"><text:span text:style-name="T3">- <text:s/>the standard dosimetry facility AT110, № 013 reg. №40425-09, uncertainty ±5% (the Calibration Certificate №С-В/26-11-2024/409219101 on 26 November 2024 issued by The D.I. Mendeleev All-Russian Institute for Metrology (VNIIM), St. Petersburg, Russia);</text:span></text:span></text:p>
      <text:p text:style-name="P5"/>
      <text:p text:style-name="P35">Calibration data</text:p>
      <text:p text:style-name="P4"/>
      <text:p text:style-name="P18"><text:span text:style-name="T17">X-ray radiation dosimeter AT1103M</text:span><text:span text:style-name="T18"> </text:span><text:span text:style-name="T16">№000 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<text:span text:style-name="T5">Conventionally true value of the dose rate from </text:span><text:span text:style-name="T8">241</text:span><text:span text:style-name="T5">Am radionuclide, </text:span><draw:frame draw:style-name="fr2" draw:name="Объект1" text:anchor-type="as-char" svg:y="-0.1453in" svg:width="0.5953in" svg:height="0.1965in" draw:z-index="1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    </table:table-cell>
          <table:table-cell table:style-name="Таблица2.B1" office:value-type="string">
            <text:p text:style-name="P20">Calibration data,</text:p>
            <text:p text:style-name="P12"><draw:frame draw:style-name="fr3" draw:name="Объект6" text:anchor-type="as-char" svg:y="-0.1516in" svg:width="0.2189in" style:rel-width="scale" svg:height="0.202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4">(10)</text:span></text:p>
          </table:table-cell>
        </table:table-row>
        <table:table-row table:style-name="Таблица2.1">
          <table:table-cell table:style-name="Таблица2.A2" office:value-type="string">
            <text:p text:style-name="P20">0.07 µSv/h</text:p>
          </table:table-cell>
          <table:table-cell table:style-name="Таблица2.B2" office:value-type="string">
            <text:p text:style-name="P19"><text:span text:style-name="T5">0.070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20">0.7 µSv/h</text:p>
          </table:table-cell>
          <table:table-cell table:style-name="Таблица2.B2" office:value-type="string">
            <text:p text:style-name="P19"><text:span text:style-name="T5">0.71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20">7.0 µSv/h</text:p>
          </table:table-cell>
          <table:table-cell table:style-name="Таблица2.B2" office:value-type="string">
            <text:p text:style-name="P19"><text:span text:style-name="T5">7.02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5" office:value-type="string">
            <text:p text:style-name="P20">70.0 µSv/h</text:p>
          </table:table-cell>
          <table:table-cell table:style-name="Таблица2.B5" office:value-type="string">
            <text:p text:style-name="P19"><text:span text:style-name="T5">69.73 </text:span><text:span text:style-name="T7">µ</text:span><text:span text:style-name="T5">Sv/h</text:span></text:p>
          </table:table-cell>
        </table:table-row>
      </table:table>
      <text:p text:style-name="P17"/>
      <text:p text:style-name="P17"/>
      <text:p text:style-name="P8">The radiation dosimeter complies with the measurement specifications in the User’s Manual.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3">V. Pisarenko</text:p>
          </table:table-cell>
          <table:table-cell table:style-name="Таблица1.A1" office:value-type="string">
            <text:p text:style-name="P11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10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2">N. Kurbatova</text:p>
          </table:table-cell>
          <table:table-cell table:style-name="Таблица1.A1" office:value-type="string">
            <text:p text:style-name="P1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10">(signature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0T10:25:38.77</dc:date>
    <meta:print-date>2026-02-20T10:06:37.37</meta:print-date>
    <meta:editing-cycles>159</meta:editing-cycles>
    <meta:editing-duration>PT11H58M22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141" meta:character-count="1063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

<file path=Object 2/content.xml><?xml version="1.0" encoding="utf-8"?>
<math xmlns="http://www.w3.org/1998/Math/MathML">
  <semantics>
    <mrow>
      <mrow>
        <mover accent="true">
          <mrow>
            <msubsup>
              <mi>H</mi>
              <mrow>
                <mi>i</mi>
              </mrow>
              <mrow>
                <mtext>'</mtext>
              </mrow>
            </msubsup>
          </mrow>
          <mo stretchy="false">̄</mo>
        </mover>
      </mrow>
    </mrow>
    <annotation encoding="StarMath 5.0">{bar {H rsub {i} rsup {"'"}}} </annotation>
  </semantics>
</math>
</file>